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8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-complex="Arial1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weight="normal" style:font-weight-asian="normal" style:font-weight-complex="normal"/>
    </style:style>
    <style:style style:name="T9" style:family="text">
      <style:text-properties officeooo:rsid="00094f4b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4"> DPAS/SIS/BADA/SUSPENSION/</text:span><text:span text:style-name="T4"><text:date style:data-style-name="N106" text:date-value="2015-03-31T14:47:51.319999848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3-31T14:47:51.319999848">31/03/2015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4">Comme je vous l’indiquais dans mon courrier du <text:span text:style-name="T3"><text:user-field-get style:data-style-name="N0" text:name="passagecommissionep_impressionconvocation">0</text:user-field-get></text:span><text:bookmark-start text:name="__DdeLink__762_1148179062"/>,votre dossier a été transmis à l’Equipe Pluridisciplinaire (EP) qui a examiné votre situation.<text:bookmark-end text:name="__DdeLink__762_1148179062"/></text:p>
        <text:p text:style-name="P4"/>
        <text:p text:style-name="P18">Après avoir pris connaissance de son avis, il a été décidé de reporter l’examen de votre dossier afin d’avoir un complément d’information auprès<text:span text:style-name="T7"> </text:span><text:span text:style-name="T8">de nos partenaires</text:span></text:p>
        <text:p text:style-name="P17">Votre dossier repassera en commission ultérieurement et vous recevrez une nouvelle convocation.</text:p>
        <text:p text:style-name="P15"/>
        <text:p text:style-name="P15">Je reste à votre entière disposition pour tout renseignement complémentaire.</text:p>
        <text:p text:style-name="P4"/>
        <text:p text:style-name="P5">Je vous prie d’agréer, <text:user-field-get text:name="personne_qual"/>, l’expression de mes salutations distinguées.</text:p>
        <text:p text:style-name="P16"/>
        <text:p text:style-name="P16"/>
        <text:p text:style-name="P16"/>
        <text:p text:style-name="P13">Pour le Président du Conseil <text:span text:style-name="T9">départemental</text:span></text:p>
        <text:p text:style-name="P13">et par délégation,</text:p>
        <text:p text:style-name="P13"/>
        <text:p text:style-name="P13"/>
        <text:p text:style-name="P14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47:51.163000000</dc:date>
    <dc:creator>linda baitech</dc:creator>
    <meta:editing-duration>PT5H57M30S</meta:editing-duration>
    <meta:editing-cycles>102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6" meta:word-count="111" meta:character-count="761" meta:non-whitespace-character-count="648"/>
  </office:meta>
</office:document-meta>
</file>